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519c" officeooo:paragraph-rsid="0015519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519c" officeooo:paragraph-rsid="001551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519c" officeooo:paragraph-rsid="0015519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ef87"/>
    </style:style>
    <style:style style:name="P5" style:family="paragraph" style:parent-style-name="Standard">
      <style:text-properties officeooo:rsid="0015ef87" officeooo:paragraph-rsid="0015ef87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style:text-properties fo:color="#000000" officeooo:paragraph-rsid="0015ef87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paragraph-rsid="0015ef87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orphans="2" fo:widows="2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1e5d76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ff" fo:font-weight="bold"/>
    </style:style>
    <style:style style:name="P16" style:family="paragraph" style:parent-style-name="Standard">
      <style:text-properties officeooo:paragraph-rsid="001dae67"/>
    </style:style>
    <style:style style:name="P17" style:family="paragraph" style:parent-style-name="Standard">
      <style:text-properties fo:font-variant="normal" fo:text-transform="none" fo:color="#0000ff" style:font-name="Liberation Mono" fo:font-size="10pt" fo:letter-spacing="normal" fo:font-style="normal" fo:font-weight="normal" officeooo:paragraph-rsid="0015ef87" style:font-name-asian="Noto Sans Mono CJK SC" style:font-size-asian="10pt" style:font-name-complex="Liberation Mono" style:font-size-complex="10pt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officeooo:rsid="0018da99"/>
    </style:style>
    <style:style style:name="T3" style:family="text">
      <style:text-properties officeooo:rsid="0015ef87"/>
    </style:style>
    <style:style style:name="T4" style:family="text">
      <style:text-properties fo:color="#808030"/>
    </style:style>
    <style:style style:name="T5" style:family="text">
      <style:text-properties fo:color="#808030" fo:font-style="normal" fo:font-weight="normal"/>
    </style:style>
    <style:style style:name="T6" style:family="text">
      <style:text-properties fo:color="#800000" fo:font-weight="bold"/>
    </style:style>
    <style:style style:name="T7" style:family="text">
      <style:text-properties fo:color="#800000" fo:font-style="normal" fo:font-weight="bold"/>
    </style:style>
    <style:style style:name="T8" style:family="text">
      <style:text-properties fo:color="#bb7977"/>
    </style:style>
    <style:style style:name="T9" style:family="text">
      <style:text-properties fo:color="#bb7977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696969"/>
    </style:style>
    <style:style style:name="T12" style:family="text">
      <style:text-properties fo:color="#696969" fo:font-style="normal" fo:font-weight="normal"/>
    </style:style>
    <style:style style:name="T13" style:family="text">
      <style:text-properties fo:color="#696969" style:font-name="Liberation Serif" fo:font-size="12pt" officeooo:rsid="0015ef87" style:font-size-asian="12pt" style:font-style-asian="normal" style:font-weight-asian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5ef87" style:font-size-asian="12pt" style:font-style-asian="normal" style:font-weight-asian="normal"/>
    </style:style>
    <style:style style:name="T15" style:family="text">
      <style:text-properties fo:font-variant="normal" fo:text-transform="none" fo:color="#808030" style:font-name="Liberation Serif" fo:font-size="12pt" fo:letter-spacing="normal" fo:font-style="normal" fo:font-weight="normal" officeooo:rsid="0015ef87" style:font-size-asian="12pt" style:font-style-asian="normal" style:font-weight-asian="normal"/>
    </style:style>
    <style:style style:name="T16" style:family="text">
      <style:text-properties fo:font-variant="normal" fo:text-transform="none" fo:color="#0000ff" style:font-name="Liberation Mono" fo:font-size="10pt" fo:letter-spacing="normal" fo:font-style="normal" fo:font-weight="normal" officeooo:rsid="0015ef87" style:font-name-asian="Noto Sans Mono CJK SC" style:font-size-asian="10pt" style:font-style-asian="normal" style:font-weight-asian="normal" style:font-name-complex="Liberation Mono" style:font-size-complex="10pt"/>
    </style:style>
    <style:style style:name="T17" style:family="text">
      <style:text-properties fo:font-variant="normal" fo:text-transform="none" style:font-name="Liberation Mono" fo:font-size="10pt" fo:letter-spacing="normal" fo:font-style="normal" fo:font-weight="normal" officeooo:rsid="0015ef87" style:font-name-asian="Noto Sans Mono CJK SC" style:font-size-asian="10pt" style:font-style-asian="normal" style:font-weight-asian="normal" style:font-name-complex="Liberation Mono" style:font-size-complex="10pt"/>
    </style:style>
    <style:style style:name="T18" style:family="text">
      <style:text-properties fo:color="#0000ff"/>
    </style:style>
    <style:style style:name="T19" style:family="text">
      <style:text-properties fo:color="#0000ff" fo:font-weight="bold"/>
    </style:style>
    <style:style style:name="T20" style:family="text">
      <style:text-properties fo:color="#0000ff" fo:font-style="normal" fo:font-weight="normal"/>
    </style:style>
    <style:style style:name="T21" style:family="text">
      <style:text-properties fo:color="#0000ff" fo:font-style="normal" fo:font-weight="normal" officeooo:rsid="001e5d76"/>
    </style:style>
    <style:style style:name="T22" style:family="text">
      <style:text-properties fo:color="#0000ff" fo:font-style="normal" fo:font-weight="bold"/>
    </style:style>
    <style:style style:name="T23" style:family="text">
      <style:text-properties fo:color="#0000ff" style:font-name="Liberation Serif" fo:font-size="12pt" officeooo:rsid="0015ef87" style:font-size-asian="12pt" style:font-style-asian="normal" style:font-weight-asian="normal"/>
    </style:style>
    <style:style style:name="T24" style:family="text">
      <style:text-properties fo:color="#0000ff" officeooo:rsid="0015ef87" style:font-style-asian="normal" style:font-weight-asian="normal"/>
    </style:style>
    <style:style style:name="T25" style:family="text">
      <style:text-properties fo:color="#008000"/>
    </style:style>
    <style:style style:name="T26" style:family="text">
      <style:text-properties fo:color="#008000" fo:font-style="normal" fo:font-weight="normal"/>
    </style:style>
    <style:style style:name="T27" style:family="text">
      <style:text-properties fo:color="#008000" officeooo:rsid="0015ef87" style:font-style-asian="normal" style:font-weight-asian="normal"/>
    </style:style>
    <style:style style:name="T28" style:family="text">
      <style:text-properties officeooo:rsid="0015ef87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1</text:p>
      <text:p text:style-name="P1"/>
      <text:p text:style-name="P3">Problem 1: One-step error probability</text:p>
      <text:p text:style-name="P4"/>
      <text:p text:style-name="P5">For the first part of the problem I wrote the following programm in MATLAB:</text:p>
      <text:p text:style-name="P17"><text:span text:style-name="T28"/></text:p>
      <text:p text:style-name="P17"><text:span text:style-name="T28"/></text:p>
      <text:p text:style-name="P7"><text:span text:style-name="T17">p </text:span><text:span text:style-name="T16">=</text:span><text:span text:style-name="T17"> </text:span><text:span text:style-name="T16">[</text:span><text:span text:style-name="T17">12</text:span><text:span text:style-name="T16">,</text:span><text:span text:style-name="T17"> 24</text:span><text:span text:style-name="T16">,</text:span><text:span text:style-name="T17"> 48</text:span><text:span text:style-name="T16">,</text:span><text:span text:style-name="T17"> 70</text:span><text:span text:style-name="T16">,</text:span><text:span text:style-name="T17"> 100</text:span><text:span text:style-name="T16">,</text:span><text:span text:style-name="T17"> 120</text:span><text:span text:style-name="T16">];</text:span></text:p>
      <text:p text:style-name="P6">N <text:span text:style-name="T18">=</text:span> 120<text:span text:style-name="T18">;</text:span></text:p>
      <text:p text:style-name="P6">perror1 <text:span text:style-name="T18">=</text:span> <text:span text:style-name="T18">[];</text:span></text:p>
      <text:p text:style-name="P6">perror2 <text:span text:style-name="T18">=</text:span> <text:span text:style-name="T18">[];</text:span></text:p>
      <text:p text:style-name="P12"/>
      <text:p text:style-name="P6"><text:span text:style-name="T19">for</text:span> m <text:span text:style-name="T18">=</text:span> 1<text:span text:style-name="T18">:</text:span>2</text:p>
      <text:p text:style-name="P6"><text:s text:c="2"/>perror <text:span text:style-name="T18">=</text:span> <text:span text:style-name="T18">[];</text:span></text:p>
      <text:p text:style-name="P6"><text:s text:c="2"/><text:span text:style-name="T19">for</text:span> i <text:span text:style-name="T18">=</text:span> 1<text:span text:style-name="T18">:</text:span><text:span text:style-name="T19">length</text:span><text:span text:style-name="T18">(</text:span>p<text:span text:style-name="T18">)</text:span></text:p>
      <text:p text:style-name="P6"><text:s text:c="4"/>e<text:span text:style-name="T18">=</text:span>0<text:span text:style-name="T18">;</text:span></text:p>
      <text:p text:style-name="P6"><text:s text:c="4"/><text:span text:style-name="T19">for</text:span> j <text:span text:style-name="T18">=</text:span> 1<text:span text:style-name="T18">:</text:span>10<text:span text:style-name="T18">^</text:span>5</text:p>
      <text:p text:style-name="P6"><text:s text:c="6"/>pattern <text:span text:style-name="T18">=</text:span> 2<text:span text:style-name="T18">*</text:span>randi<text:span text:style-name="T18">([</text:span>0<text:span text:style-name="T18">,</text:span>1<text:span text:style-name="T18">],</text:span>N<text:span text:style-name="T18">,</text:span>p<text:span text:style-name="T18">(</text:span>i<text:span text:style-name="T18">))</text:span> <text:span text:style-name="T18">-</text:span> 1<text:span text:style-name="T18">;</text:span></text:p>
      <text:p text:style-name="P6"><text:s text:c="6"/>w <text:span text:style-name="T18">=</text:span> 0<text:span text:style-name="T18">;</text:span></text:p>
      <text:p text:style-name="P6"><text:s text:c="6"/><text:span text:style-name="T19">for</text:span> k <text:span text:style-name="T18">=</text:span> 1<text:span text:style-name="T18">:</text:span><text:span text:style-name="T19">size</text:span><text:span text:style-name="T18">(</text:span>pattern<text:span text:style-name="T18">,</text:span>2<text:span text:style-name="T18">)</text:span></text:p>
      <text:p text:style-name="P6"><text:s text:c="8"/>w <text:span text:style-name="T18">=</text:span> w <text:span text:style-name="T18">+</text:span> mtimes<text:span text:style-name="T18">(</text:span>pattern<text:span text:style-name="T18">(:,</text:span>k<text:span text:style-name="T18">),</text:span>transpose<text:span text:style-name="T18">(</text:span>pattern<text:span text:style-name="T18">(:,</text:span>k<text:span text:style-name="T18">)));</text:span></text:p>
      <text:p text:style-name="P6"><text:s text:c="6"/><text:span text:style-name="T19">end</text:span></text:p>
      <text:p text:style-name="P6"><text:s text:c="6"/><text:span text:style-name="T19">if</text:span> m <text:span text:style-name="T18">==</text:span> 1</text:p>
      <text:p text:style-name="P6"><text:s text:c="8"/>w <text:span text:style-name="T18">=</text:span> w<text:span text:style-name="T18">-</text:span><text:span text:style-name="T19">diag</text:span><text:span text:style-name="T18">(</text:span><text:span text:style-name="T19">diag</text:span><text:span text:style-name="T18">(</text:span>w<text:span text:style-name="T18">));</text:span></text:p>
      <text:p text:style-name="P6"><text:s text:c="6"/><text:span text:style-name="T19">end</text:span></text:p>
      <text:p text:style-name="P6"><text:s text:c="6"/>w <text:span text:style-name="T18">=</text:span> w<text:span text:style-name="T18">/</text:span>N<text:span text:style-name="T18">;</text:span></text:p>
      <text:p text:style-name="P6"><text:s text:c="2"/></text:p>
      <text:p text:style-name="P6"><text:s text:c="6"/>randPattern <text:span text:style-name="T18">=</text:span> pattern<text:span text:style-name="T18">(:,</text:span>randi<text:span text:style-name="T18">(</text:span>p<text:span text:style-name="T18">(</text:span>i<text:span text:style-name="T18">)));</text:span></text:p>
      <text:p text:style-name="P6"><text:s text:c="6"/>randBit <text:span text:style-name="T18">=</text:span> randi<text:span text:style-name="T18">(</text:span>N<text:span text:style-name="T18">);</text:span></text:p>
      <text:p text:style-name="P6"><text:s text:c="6"/>b <text:span text:style-name="T18">=</text:span> mtimes<text:span text:style-name="T18">(</text:span>w<text:span text:style-name="T18">,</text:span>randPattern<text:span text:style-name="T18">);</text:span></text:p>
      <text:p text:style-name="P6"><text:s text:c="6"/>x_temp <text:span text:style-name="T18">=</text:span> <text:span text:style-name="T19">sign</text:span><text:span text:style-name="T18">(</text:span>b<text:span text:style-name="T18">(</text:span>randBit<text:span text:style-name="T18">));</text:span></text:p>
      <text:p text:style-name="P6"><text:s text:c="6"/><text:span text:style-name="T19">if</text:span> x_temp <text:span text:style-name="T18">~=</text:span> randPattern<text:span text:style-name="T18">(</text:span>randBit<text:span text:style-name="T18">)</text:span></text:p>
      <text:p text:style-name="P6"><text:s text:c="8"/>e <text:span text:style-name="T18">=</text:span> e <text:span text:style-name="T18">+</text:span> 1<text:span text:style-name="T18">;</text:span></text:p>
      <text:p text:style-name="P6"><text:s text:c="6"/><text:span text:style-name="T19">end</text:span></text:p>
      <text:p text:style-name="P6"><text:s text:c="4"/><text:span text:style-name="T19">end</text:span> <text:span text:style-name="T25">% trials loop</text:span></text:p>
      <text:p text:style-name="P12"/>
      <text:p text:style-name="P6"><text:s text:c="4"/>perror <text:span text:style-name="T18">=</text:span> <text:span text:style-name="T18">[</text:span>perror e<text:span text:style-name="T18">/</text:span>10<text:span text:style-name="T18">^</text:span>5<text:span text:style-name="T18">];</text:span></text:p>
      <text:p text:style-name="P6"><text:s/></text:p>
      <text:p text:style-name="P6"><text:s text:c="2"/><text:span text:style-name="T19">end</text:span> <text:span text:style-name="T25">% patterns loop</text:span></text:p>
      <text:p text:style-name="P6"><text:s text:c="2"/><text:span text:style-name="T19">if</text:span> m <text:span text:style-name="T18">==</text:span> 1</text:p>
      <text:p text:style-name="P6"><text:s text:c="4"/>perror1 <text:span text:style-name="T18">=</text:span> perror<text:span text:style-name="T18">;</text:span></text:p>
      <text:p text:style-name="P6"><text:s text:c="2"/><text:span text:style-name="T19">else</text:span></text:p>
      <text:p text:style-name="P6"><text:s text:c="4"/>perror2 <text:span text:style-name="T18">=</text:span> perror<text:span text:style-name="T18">;</text:span></text:p>
      <text:p text:style-name="P6"><text:s text:c="2"/><text:span text:style-name="T19">end</text:span></text:p>
      <text:p text:style-name="P15">end</text:p>
      <text:p text:style-name="P13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2:05:11.056525076</meta:creation-date>
    <dc:date>2020-09-15T01:14:31.124477914</dc:date>
    <meta:editing-duration>PT2H36M58S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1" meta:paragraph-count="39" meta:word-count="130" meta:character-count="819" meta:non-whitespace-character-count="585"/>
  </office:meta>
</office:document-meta>
</file>